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12837AF35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48cm" svg:height="7.831cm" svg:x="1.052cm" svg:y="1cm">
          <draw:image xlink:href="Pictures/10000000000002350000012837AF353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3:48:18</dc:date>
    <meta:generator>NeoOffice/3.4.1$Unix OpenOffice.org_project/Patch 14</meta:generator>
    <meta:editing-duration>PT00H04M50S</meta:editing-duration>
    <meta:editing-cycles>6</meta:editing-cycles>
    <meta:document-statistic meta:object-count="1"/>
  </office:meta>
</office:document-meta>
</file>